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fo:font-weight="bold" style:font-weight-asian="bold" style:font-weight-complex="bold" fo:font-size="14pt" style:font-size-asian="14pt" style:font-size-complex="14pt"/>
    </style:style>
    <style:style style:name="P2" style:parent-style-name="Normal" style:family="paragraph">
      <style:text-properties fo:font-weight="bold" style:font-weight-asian="bold" style:font-weight-complex="bold" fo:font-style="italic" style:font-style-asian="italic" style:font-style-complex="italic" fo:language="en" fo:country="GB"/>
    </style:style>
    <style:style style:name="P3" style:parent-style-name="Normal" style:family="paragraph">
      <style:paragraph-properties fo:text-align="justify"/>
      <style:text-properties fo:language="en" fo:country="GB"/>
    </style:style>
    <style:style style:name="P4" style:parent-style-name="Normal" style:family="paragraph">
      <style:paragraph-properties fo:text-align="justify"/>
      <style:text-properties fo:language="en" fo:country="GB"/>
    </style:style>
    <style:style style:name="P5" style:parent-style-name="Normal" style:family="paragraph">
      <style:paragraph-properties fo:text-align="justify"/>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P8" style:parent-style-name="ListParagraph" style:list-style-name="LFO1" style:family="paragraph">
      <style:text-properties fo:language="en" fo:country="GB"/>
    </style:style>
    <style:style style:name="P9" style:parent-style-name="ListParagraph" style:list-style-name="LFO1" style:family="paragraph">
      <style:text-properties fo:language="en" fo:country="GB"/>
    </style:style>
    <style:style style:name="P10" style:parent-style-name="ListParagraph" style:list-style-name="LFO1" style:family="paragraph">
      <style:text-properties fo:language="en" fo:country="GB"/>
    </style:style>
    <style:style style:name="P11" style:parent-style-name="ListParagraph" style:list-style-name="LFO1" style:family="paragraph">
      <style:text-properties fo:language="en" fo:country="GB"/>
    </style:style>
    <style:style style:name="P12" style:parent-style-name="ListParagraph" style:list-style-name="LFO1" style:family="paragraph">
      <style:text-properties fo:language="en" fo:country="GB"/>
    </style:style>
    <style:style style:name="P13" style:parent-style-name="ListParagraph" style:list-style-name="LFO1" style:family="paragraph">
      <style:text-properties fo:language="en" fo:country="GB"/>
    </style:style>
    <style:style style:name="P14" style:parent-style-name="ListParagraph" style:list-style-name="LFO1" style:family="paragraph">
      <style:text-properties fo:language="en" fo:country="GB"/>
    </style:style>
    <style:style style:name="P15" style:parent-style-name="ListParagraph" style:list-style-name="LFO1" style:family="paragraph">
      <style:text-properties fo:language="en" fo:country="GB"/>
    </style:style>
    <style:style style:name="P16" style:parent-style-name="ListParagraph" style:list-style-name="LFO1" style:family="paragraph">
      <style:text-properties fo:language="en" fo:country="GB"/>
    </style:style>
    <style:style style:name="P17" style:parent-style-name="ListParagraph" style:list-style-name="LFO1" style:family="paragraph">
      <style:text-properties fo:language="en" fo:country="GB"/>
    </style:style>
    <style:style style:name="P18" style:parent-style-name="Normal" style:family="paragraph">
      <style:text-properties fo:language="en" fo:country="GB"/>
    </style:style>
    <style:style style:name="P19" style:parent-style-name="Normal" style:family="paragraph">
      <style:text-properties fo:font-weight="bold" style:font-weight-asian="bold" style:font-weight-complex="bold" fo:font-size="12pt" style:font-size-asian="12pt" style:font-size-complex="12pt" fo:language="en" fo:country="GB"/>
    </style:style>
    <style:style style:name="P20" style:parent-style-name="Normal" style:family="paragraph">
      <style:paragraph-properties fo:text-align="justify"/>
      <style:text-properties fo:language="en" fo:country="GB"/>
    </style:style>
    <style:style style:name="P21" style:parent-style-name="Normal" style:family="paragraph">
      <style:paragraph-properties fo:text-align="justify"/>
      <style:text-properties fo:language="en" fo:country="GB"/>
    </style:style>
    <style:style style:name="P22" style:parent-style-name="Normal" style:family="paragraph">
      <style:paragraph-properties fo:text-align="justify"/>
      <style:text-properties fo:language="en" fo:country="GB"/>
    </style:style>
    <style:style style:name="P23" style:parent-style-name="Normal" style:family="paragraph">
      <style:paragraph-properties fo:text-align="justify"/>
      <style:text-properties fo:language="en" fo:country="GB"/>
    </style:style>
    <style:style style:name="P24" style:parent-style-name="Normal" style:family="paragraph">
      <style:paragraph-properties fo:text-align="justify"/>
      <style:text-properties fo:language="en" fo:country="GB"/>
    </style:style>
    <style:style style:name="P25" style:parent-style-name="Normal" style:family="paragraph">
      <style:paragraph-properties fo:text-align="justify"/>
    </style:style>
    <style:style style:name="T26" style:parent-style-name="DefaultParagraphFont" style:family="text">
      <style:text-properties fo:font-weight="bold" style:font-weight-asian="bold" style:font-weight-complex="bold" fo:language="en" fo:country="GB"/>
    </style:style>
    <style:style style:name="T27" style:parent-style-name="DefaultParagraphFont" style:family="text">
      <style:text-properties fo:language="en" fo:country="GB"/>
    </style:style>
    <style:style style:name="P28" style:parent-style-name="Normal" style:family="paragraph">
      <style:paragraph-properties fo:text-align="justify"/>
      <style:text-properties fo:font-style="italic" style:font-style-asian="italic" style:font-style-complex="italic" fo:language="en" fo:country="GB"/>
    </style:style>
    <style:style style:name="P29" style:parent-style-name="Normal" style:family="paragraph">
      <style:text-properties fo:language="en" fo:country="GB"/>
    </style:style>
    <style:style style:name="T30" style:parent-style-name="DefaultParagraphFont" style:family="text">
      <style:text-properties fo:language="en" fo:country="GB"/>
    </style:style>
    <style:style style:name="T31" style:parent-style-name="DefaultParagraphFont" style:family="text">
      <style:text-properties fo:font-style="italic" style:font-style-asian="italic" style:font-style-complex="italic" fo:language="en" fo:country="GB"/>
    </style:style>
    <style:style style:name="P32" style:parent-style-name="Normal" style:family="paragraph">
      <style:text-properties fo:language="en" fo:country="GB"/>
    </style:style>
    <style:style style:name="T33" style:parent-style-name="DefaultParagraphFont" style:family="text">
      <style:text-properties fo:language="en" fo:country="GB"/>
    </style:style>
    <style:style style:name="T34" style:parent-style-name="DefaultParagraphFont" style:family="text">
      <style:text-properties fo:font-style="italic" style:font-style-asian="italic" style:font-style-complex="italic" fo:language="en" fo:country="GB"/>
    </style:style>
    <style:style style:name="P35" style:parent-style-name="Normal" style:family="paragraph">
      <style:text-properties fo:language="en" fo:country="GB"/>
    </style:style>
    <style:style style:name="P36" style:parent-style-name="Normal" style:family="paragraph">
      <style:text-properties fo:language="en" fo:country="GB"/>
    </style:style>
    <style:style style:name="P37" style:parent-style-name="Normal" style:family="paragraph">
      <style:text-properties fo:font-weight="bold" style:font-weight-asian="bold" style:font-weight-complex="bold" fo:language="en" fo:country="GB"/>
    </style:style>
    <style:style style:name="P38" style:parent-style-name="Normal" style:family="paragraph">
      <style:text-properties fo:font-weight="bold" style:font-weight-asian="bold" style:font-weight-complex="bold" fo:font-size="12pt" style:font-size-asian="12pt" style:font-size-complex="12pt" fo:language="en" fo:country="GB"/>
    </style:style>
    <style:style style:name="P39" style:parent-style-name="Normal" style:family="paragraph">
      <style:text-properties fo:font-size="12pt" style:font-size-asian="12pt" style:font-size-complex="12pt" fo:language="en" fo:country="GB"/>
    </style:style>
    <style:style style:name="P40" style:parent-style-name="Normal" style:family="paragraph">
      <style:text-properties fo:font-size="12pt" style:font-size-asian="12pt" style:font-size-complex="12pt" fo:language="en" fo:country="GB"/>
    </style:style>
    <style:style style:name="P41" style:parent-style-name="Normal" style:family="paragraph">
      <style:text-properties fo:font-size="12pt" style:font-size-asian="12pt" style:font-size-complex="12pt" fo:language="en" fo:country="GB"/>
    </style:style>
    <style:style style:name="P42" style:parent-style-name="Normal" style:family="paragraph">
      <style:text-properties fo:font-size="12pt" style:font-size-asian="12pt" style:font-size-complex="12pt" fo:language="en" fo:country="GB"/>
    </style:style>
    <style:style style:name="P43" style:parent-style-name="Normal" style:family="paragraph">
      <style:text-properties fo:font-size="12pt" style:font-size-asian="12pt" style:font-size-complex="12pt" fo:language="en" fo:country="GB"/>
    </style:style>
    <style:style style:name="P44" style:parent-style-name="Normal" style:family="paragraph">
      <style:text-properties fo:font-weight="bold" style:font-weight-asian="bold" style:font-weight-complex="bold" fo:font-size="12pt" style:font-size-asian="12pt" style:font-size-complex="12pt" fo:language="en" fo:country="GB"/>
    </style:style>
    <style:style style:name="P45" style:parent-style-name="Normal" style:family="paragraph">
      <style:text-properties fo:font-size="12pt" style:font-size-asian="12pt" style:font-size-complex="12pt" fo:language="en" fo:country="GB"/>
    </style:style>
    <style:style style:name="P46" style:parent-style-name="Normal" style:family="paragraph">
      <style:text-properties fo:font-size="12pt" style:font-size-asian="12pt" style:font-size-complex="12pt" fo:language="en" fo:country="GB"/>
    </style:style>
    <style:style style:name="P47" style:parent-style-name="Normal" style:family="paragraph">
      <style:text-properties fo:font-size="12pt" style:font-size-asian="12pt" style:font-size-complex="12pt" fo:language="en" fo:country="GB"/>
    </style:style>
    <style:style style:name="P48" style:parent-style-name="Normal" style:family="paragraph">
      <style:text-properties fo:font-size="12pt" style:font-size-asian="12pt" style:font-size-complex="12pt" fo:language="en" fo:country="GB"/>
    </style:style>
    <style:style style:name="P49" style:parent-style-name="Normal" style:family="paragraph">
      <style:text-properties fo:font-size="12pt" style:font-size-asian="12pt" style:font-size-complex="12pt" fo:language="en" fo:country="GB"/>
    </style:style>
    <style:style style:name="P50" style:parent-style-name="Normal" style:family="paragraph">
      <style:text-properties fo:font-size="12pt" style:font-size-asian="12pt" style:font-size-complex="12pt" fo:language="en" fo:country="GB"/>
    </style:style>
    <style:style style:name="T51" style:parent-style-name="DefaultParagraphFont" style:family="text">
      <style:text-properties fo:font-size="12pt" style:font-size-asian="12pt" style:font-size-complex="12pt" fo:language="en" fo:country="GB"/>
    </style:style>
  </office:automatic-styles>
  <office:body>
    <office:text text:use-soft-page-breaks="true">
      <text:p text:style-name="P1">Pareidolia Bias Ontology</text:p>
      <text:p text:style-name="Normal"/>
      <text:p text:style-name="P2">Give me a definition of Pareidolia bias</text:p>
      <text:p text:style-name="P3">Pareidolia bias is a psychological phenomenon in which individuals perceive familiar patterns, shapes, or meaningful images, such as faces or objects, where none actually exist. This tendency leads people to interpret ambiguous stimuli as something recognizable and significant, even when there is no intentional design or pattern present. Pareidolia bias can occur in various sensory modalities, including visual, auditory, and tactile, and it often influences how individuals interpret stimuli in their environment, such as seeing shapes in clouds or faces in inanimate objects. This bias reflects the brain's natural inclination to organize and make sense of sensory information, sometimes leading to the perception of patterns or meanings that are not objectively there.</text:p>
      <text:p text:style-name="P4"/>
      <text:p text:style-name="P5"><text:span text:style-name="T6">Ten Scenarios of Pareidolia bia</text:span><text:span text:style-name="T7">s</text:span></text:p>
      <text:list text:style-name="LFO1" text:continue-numbering="true">
        <text:list-item>
          <text:p text:style-name="P8">Cloud Shapes: Observing clouds and interpreting them as resembling animals, faces, or objects.</text:p>
        </text:list-item>
        <text:list-item>
          <text:p text:style-name="P9">Seeing Faces in Inanimate Objects: Perceiving faces in items like electrical sockets, rocks, or tree bark due to the arrangement of patterns or shapes.</text:p>
        </text:list-item>
        <text:list-item>
          <text:p text:style-name="P10">Religious Apparitions: Interpreting natural phenomena, such as stains on walls or marks on food, as religious symbols or figures.</text:p>
        </text:list-item>
        <text:list-item>
          <text:p text:style-name="P11">Rorschach Inkblot Test: Viewing ambiguous inkblot patterns and interpreting them as meaningful shapes or objects based on personal perceptions.</text:p>
        </text:list-item>
        <text:list-item>
          <text:p text:style-name="P12">Lunar Pareidolia: Observing features on the moon's surface and perceiving patterns that resemble human faces or figures.</text:p>
        </text:list-item>
        <text:list-item>
          <text:p text:style-name="P13">Hearing Voices in White Noise: Listening to static noise or random sounds and interpreting them as voices or messages.</text:p>
        </text:list-item>
        <text:list-item>
          <text:p text:style-name="P14">Finding Messages in Music: Listening to songs played backward and interpreting the reversed sounds as hidden messages or words.</text:p>
        </text:list-item>
        <text:list-item>
          <text:p text:style-name="P15">Perceiving Patterns in Random Data: Finding order or patterns in random sequences of numbers, letters, or symbols.</text:p>
        </text:list-item>
        <text:list-item>
          <text:p text:style-name="P16">Seeing Religious Figures in Food: Discovering images resembling religious figures or symbols in food items like toast, vegetables, or fruits.</text:p>
        </text:list-item>
        <text:list-item>
          <text:p text:style-name="P17">Shadow Pareidolia: Observing shadows cast by objects and interpreting them as resembling recognizable shapes or figures, such as animals or people.</text:p>
        </text:list-item>
      </text:list>
      <text:p text:style-name="P18"/>
      <text:p text:style-name="P19">User Story:<text:s/>Faces Amongst Bark: Exploring Pareidolia in Nature</text:p>
      <text:p text:style-name="P20">As someone intrigued by the mysteries of perception and cognition, I often find myself drawn to the curious phenomenon of pareidolia bias. During one of my walks in the local park, my attention is captured by a weather-beaten tree trunk adorned with layers of textured bark, standing proudly amidst the foliage.</text:p>
      <text:p text:style-name="P21">Intrigued by the interplay of light and shadow, I notice a peculiar arrangement of knots and ridges that seem to form the semblance of a face. The patterns etched into the bark evoke a sense of familiarity, as if nature itself is playing a game of hide-and-seek with my perception.</text:p>
      <text:p text:style-name="P22">Despite my rational understanding of pareidolia bias, I can't help but marvel at how effortlessly my mind constructs meaningful shapes from random stimuli. The face staring back at me from the tree trunk is a testament to the power of human cognition to find order in chaos, to see the familiar in the abstract.</text:p>
      <text:p text:style-name="P23">Captivated by this moment of cognitive trickery, I snap a photograph, eager to capture the ephemeral beauty of pareidolia in nature. As I continue my stroll through the park, I'm reminded that the world around us is filled with hidden wonders, waiting to be revealed to those who dare to see beyond the surface.</text:p>
      <text:p text:style-name="P24"/>
      <text:p text:style-name="P25"><text:span text:style-name="T26">Competency Questions</text:span><text:span text:style-name="T27">:</text:span></text:p>
      <text:p text:style-name="P28">1)<text:s/>What thing captured the attention of the story protagonist?</text:p>
      <text:p text:style-name="P29">A<text:s/>weather-beaten tree trunk<text:s/></text:p>
      <text:p text:style-name="Normal"><text:span text:style-name="T30">2</text:span><text:span text:style-name="T31">) What induce the mind to create meaningful shapes?</text:span></text:p>
      <text:p text:style-name="P32"><text:s/>A Random Stimuli</text:p>
      <text:p text:style-name="Normal"><text:span text:style-name="T33">3)<text:s/></text:span><text:span text:style-name="T34">According to the protagonist of the story, what is an evident aspect of the human cognition?</text:span></text:p>
      <text:p text:style-name="P35">The evident aspect is to<text:s/>find order in chaos<text:s/>and<text:s/>to see the familiar in the abstract.</text:p>
      <text:p text:style-name="P36"/>
      <text:p text:style-name="P37">Chat GPT Ontology</text:p>
      <text:p text:style-name="P38">Classes:</text:p>
      <text:p text:style-name="P39">PerceptionEvent: Represents instances where perception occurs.</text:p>
      <text:p text:style-name="P40">AmbiguousStimulus: Represents stimuli that lack clear or distinct features, leading to potential misinterpretation.</text:p>
      <text:p text:style-name="P41">RecognizablePattern: Represents patterns or shapes that are identifiable or interpretable by individuals.</text:p>
      <text:p text:style-name="P42">PareidoliaBiasInstance: Instances where pareidolia bias influences perception.</text:p>
      <text:p text:style-name="P43">SensoryModality: Represents the sensory channels through which pareidolia bias can manifest (e.g., visual, auditory, tactile).</text:p>
      <text:p text:style-name="P44">Properties:</text:p>
      <text:p text:style-name="P45">hasStimulus: Relates a PerceptionEvent to the stimuli present during the event.</text:p>
      <text:p text:style-name="P46">isInterpretedAs: Relates an AmbiguousStimulus to a RecognizablePattern, indicating the interpretation made by an observer.</text:p>
      <text:p text:style-name="P47">involvesBias: Relates a PerceptionEvent to instances of bias that influence perception.</text:p>
      <text:p text:style-name="P48">manifestsInModality: Relates instances of pareidolia bias to the sensory modality in which they manifest.</text:p>
      <text:p text:style-name="P49">hasDegreeOfCertainty: Specifies the level of certainty or confidence associated with the interpretation of an AmbiguousStimulus.</text:p>
      <text:p text:style-name="P50">isAssociatedWith: Relates instances of pareidolia bias to related concepts, such as cognition, psychology, or neurology.</text:p>
      <text:p text:style-name="Normal"><text:span text:style-name="T51">occursInContext: Relates instances of pareidolia bias to the environmental or situational context in which they occu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orrado Consiglio - corrado.consiglio@studio.unibo.it</meta:initial-creator>
    <dc:creator>Corrado Consiglio - corrado.consiglio@studio.unibo.it</dc:creator>
    <meta:creation-date>2024-02-03T17:11:00Z</meta:creation-date>
    <dc:date>2024-02-03T18:06:00Z</dc:date>
    <meta:template xlink:href="Normal.dotm" xlink:type="simple"/>
    <meta:editing-cycles>4</meta:editing-cycles>
    <meta:editing-duration>PT2460S</meta:editing-duration>
    <meta:document-statistic meta:page-count="1" meta:paragraph-count="10" meta:word-count="763" meta:character-count="5106" meta:row-count="36" meta:non-whitespace-character-count="4353"/>
  </office:meta>
</office:document-meta>
</file>